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400230" table:style-name="ce6">
            <text:p>400.230</text:p>
          </table:table-cell>
          <table:table-cell office:value-type="float" office:value="16600" table:style-name="ce6">
            <text:p>16.600</text:p>
          </table:table-cell>
          <table:table-cell office:value-type="float" office:value="34500" table:style-name="ce6">
            <text:p>34.500</text:p>
          </table:table-cell>
          <table:table-cell office:value-type="float" office:value="451330" table:style-name="ce6">
            <text:p>451.330</text:p>
          </table:table-cell>
          <table:table-cell office:value-type="float" office:value="390077" table:style-name="ce6">
            <text:p>390.077</text:p>
          </table:table-cell>
          <table:table-cell office:value-type="percentage" office:value="0.86428334034963328" table:style-name="ce11">
            <text:p>86,4%</text:p>
          </table:table-cell>
          <table:table-cell office:value-type="float" office:value="151577" table:style-name="ce6">
            <text:p>151.577</text:p>
          </table:table-cell>
          <table:table-cell office:value-type="date" office:date-value="2021-02-08T00:00:00" table:style-name="ce14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68175" table:style-name="ce8">
            <text:p>68.175</text:p>
          </table:table-cell>
          <table:table-cell office:value-type="float" office:value="2900" table:style-name="ce8">
            <text:p>2.900</text:p>
          </table:table-cell>
          <table:table-cell office:value-type="float" office:value="5400" table:style-name="ce8">
            <text:p>5.400</text:p>
          </table:table-cell>
          <table:table-cell office:value-type="float" office:value="76475" table:style-name="ce8">
            <text:p>76.475</text:p>
          </table:table-cell>
          <table:table-cell office:value-type="float" office:value="75586" table:style-name="ce8">
            <text:p>75.586</text:p>
          </table:table-cell>
          <table:table-cell office:value-type="percentage" office:value="0.98837528604118996" table:style-name="ce12">
            <text:p>98,8%</text:p>
          </table:table-cell>
          <table:table-cell office:value-type="float" office:value="25222" table:style-name="ce8">
            <text:p>25.222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69935" table:style-name="ce8">
            <text:p>69.935</text:p>
          </table:table-cell>
          <table:table-cell office:value-type="float" office:value="2900" table:style-name="ce8">
            <text:p>2.900</text:p>
          </table:table-cell>
          <table:table-cell office:value-type="float" office:value="4200" table:style-name="ce8">
            <text:p>4.200</text:p>
          </table:table-cell>
          <table:table-cell office:value-type="float" office:value="77035" table:style-name="ce8">
            <text:p>77.035</text:p>
          </table:table-cell>
          <table:table-cell office:value-type="float" office:value="72787" table:style-name="ce8">
            <text:p>72.787</text:p>
          </table:table-cell>
          <table:table-cell office:value-type="percentage" office:value="0.94485623417926912" table:style-name="ce12">
            <text:p>94,5%</text:p>
          </table:table-cell>
          <table:table-cell office:value-type="float" office:value="31944" table:style-name="ce8">
            <text:p>31.944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35460" table:style-name="ce8">
            <text:p>35.460</text:p>
          </table:table-cell>
          <table:table-cell office:value-type="float" office:value="1500" table:style-name="ce8">
            <text:p>1.500</text:p>
          </table:table-cell>
          <table:table-cell office:value-type="float" office:value="4800" table:style-name="ce8">
            <text:p>4.800</text:p>
          </table:table-cell>
          <table:table-cell office:value-type="float" office:value="41760" table:style-name="ce8">
            <text:p>41.760</text:p>
          </table:table-cell>
          <table:table-cell office:value-type="float" office:value="36655" table:style-name="ce8">
            <text:p>36.655</text:p>
          </table:table-cell>
          <table:table-cell office:value-type="percentage" office:value="0.87775383141762453" table:style-name="ce12">
            <text:p>87,8%</text:p>
          </table:table-cell>
          <table:table-cell office:value-type="float" office:value="14072" table:style-name="ce8">
            <text:p>14.072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79530" table:style-name="ce8">
            <text:p>79.530</text:p>
          </table:table-cell>
          <table:table-cell office:value-type="float" office:value="3200" table:style-name="ce8">
            <text:p>3.200</text:p>
          </table:table-cell>
          <table:table-cell office:value-type="float" office:value="8900" table:style-name="ce8">
            <text:p>8.900</text:p>
          </table:table-cell>
          <table:table-cell office:value-type="float" office:value="91630" table:style-name="ce8">
            <text:p>91.630</text:p>
          </table:table-cell>
          <table:table-cell office:value-type="float" office:value="85250" table:style-name="ce8">
            <text:p>85.250</text:p>
          </table:table-cell>
          <table:table-cell office:value-type="percentage" office:value="0.93037214885954378" table:style-name="ce12">
            <text:p>93,0%</text:p>
          </table:table-cell>
          <table:table-cell office:value-type="float" office:value="29047" table:style-name="ce8">
            <text:p>29.047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33495" table:style-name="ce8">
            <text:p>33.495</text:p>
          </table:table-cell>
          <table:table-cell office:value-type="float" office:value="1300" table:style-name="ce8">
            <text:p>1.300</text:p>
          </table:table-cell>
          <table:table-cell office:value-type="float" office:value="2400" table:style-name="ce8">
            <text:p>2.400</text:p>
          </table:table-cell>
          <table:table-cell office:value-type="float" office:value="37195" table:style-name="ce8">
            <text:p>37.195</text:p>
          </table:table-cell>
          <table:table-cell office:value-type="float" office:value="35347" table:style-name="ce8">
            <text:p>35.347</text:p>
          </table:table-cell>
          <table:table-cell office:value-type="percentage" office:value="0.9503159026750907" table:style-name="ce12">
            <text:p>95,0%</text:p>
          </table:table-cell>
          <table:table-cell office:value-type="float" office:value="13470" table:style-name="ce8">
            <text:p>13.470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149475" table:style-name="ce8">
            <text:p>149.475</text:p>
          </table:table-cell>
          <table:table-cell office:value-type="float" office:value="6200" table:style-name="ce8">
            <text:p>6.200</text:p>
          </table:table-cell>
          <table:table-cell office:value-type="float" office:value="9800" table:style-name="ce8">
            <text:p>9.800</text:p>
          </table:table-cell>
          <table:table-cell office:value-type="float" office:value="165475" table:style-name="ce8">
            <text:p>165.475</text:p>
          </table:table-cell>
          <table:table-cell office:value-type="float" office:value="161781" table:style-name="ce8">
            <text:p>161.781</text:p>
          </table:table-cell>
          <table:table-cell office:value-type="percentage" office:value="0.97767638616105157" table:style-name="ce12">
            <text:p>97,8%</text:p>
          </table:table-cell>
          <table:table-cell office:value-type="float" office:value="64568" table:style-name="ce8">
            <text:p>64.568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101655" table:style-name="ce8">
            <text:p>101.655</text:p>
          </table:table-cell>
          <table:table-cell office:value-type="float" office:value="4200" table:style-name="ce8">
            <text:p>4.200</text:p>
          </table:table-cell>
          <table:table-cell office:value-type="float" office:value="8300" table:style-name="ce8">
            <text:p>8.300</text:p>
          </table:table-cell>
          <table:table-cell office:value-type="float" office:value="114155" table:style-name="ce8">
            <text:p>114.155</text:p>
          </table:table-cell>
          <table:table-cell office:value-type="float" office:value="106646" table:style-name="ce8">
            <text:p>106.646</text:p>
          </table:table-cell>
          <table:table-cell office:value-type="percentage" office:value="0.93422101528623358" table:style-name="ce12">
            <text:p>93,4%</text:p>
          </table:table-cell>
          <table:table-cell office:value-type="float" office:value="33207" table:style-name="ce8">
            <text:p>33.207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345770" table:style-name="ce8">
            <text:p>345.770</text:p>
          </table:table-cell>
          <table:table-cell office:value-type="float" office:value="14300" table:style-name="ce8">
            <text:p>14.300</text:p>
          </table:table-cell>
          <table:table-cell office:value-type="float" office:value="31800" table:style-name="ce8">
            <text:p>31.800</text:p>
          </table:table-cell>
          <table:table-cell office:value-type="float" office:value="391870" table:style-name="ce8">
            <text:p>391.870</text:p>
          </table:table-cell>
          <table:table-cell office:value-type="float" office:value="328789" table:style-name="ce8">
            <text:p>328.789</text:p>
          </table:table-cell>
          <table:table-cell office:value-type="percentage" office:value="0.83902569729757315" table:style-name="ce12">
            <text:p>83,9%</text:p>
          </table:table-cell>
          <table:table-cell office:value-type="float" office:value="129651" table:style-name="ce8">
            <text:p>129.651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175690" table:style-name="ce8">
            <text:p>175.690</text:p>
          </table:table-cell>
          <table:table-cell office:value-type="float" office:value="7000" table:style-name="ce8">
            <text:p>7.000</text:p>
          </table:table-cell>
          <table:table-cell office:value-type="float" office:value="20600" table:style-name="ce8">
            <text:p>20.600</text:p>
          </table:table-cell>
          <table:table-cell office:value-type="float" office:value="203290" table:style-name="ce8">
            <text:p>203.290</text:p>
          </table:table-cell>
          <table:table-cell office:value-type="float" office:value="196489" table:style-name="ce8">
            <text:p>196.489</text:p>
          </table:table-cell>
          <table:table-cell office:value-type="percentage" office:value="0.96654532933248072" table:style-name="ce12">
            <text:p>96,7%</text:p>
          </table:table-cell>
          <table:table-cell office:value-type="float" office:value="87353" table:style-name="ce8">
            <text:p>87.353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62675" table:style-name="ce8">
            <text:p>62.675</text:p>
          </table:table-cell>
          <table:table-cell office:value-type="float" office:value="2500" table:style-name="ce8">
            <text:p>2.500</text:p>
          </table:table-cell>
          <table:table-cell office:value-type="float" office:value="4300" table:style-name="ce8">
            <text:p>4.300</text:p>
          </table:table-cell>
          <table:table-cell office:value-type="float" office:value="69475" table:style-name="ce8">
            <text:p>69.475</text:p>
          </table:table-cell>
          <table:table-cell office:value-type="float" office:value="69271" table:style-name="ce8">
            <text:p>69.271</text:p>
          </table:table-cell>
          <table:table-cell office:value-type="percentage" office:value="0.9970636919755308" table:style-name="ce12">
            <text:p>99,7%</text:p>
          </table:table-cell>
          <table:table-cell office:value-type="float" office:value="27390" table:style-name="ce8">
            <text:p>27.390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108925" table:style-name="ce8">
            <text:p>108.925</text:p>
          </table:table-cell>
          <table:table-cell office:value-type="float" office:value="4500" table:style-name="ce8">
            <text:p>4.500</text:p>
          </table:table-cell>
          <table:table-cell office:value-type="float" office:value="11000" table:style-name="ce8">
            <text:p>11.000</text:p>
          </table:table-cell>
          <table:table-cell office:value-type="float" office:value="124425" table:style-name="ce8">
            <text:p>124.425</text:p>
          </table:table-cell>
          <table:table-cell office:value-type="float" office:value="114111" table:style-name="ce8">
            <text:p>114.111</text:p>
          </table:table-cell>
          <table:table-cell office:value-type="percentage" office:value="0.91710669077757689" table:style-name="ce12">
            <text:p>91,7%</text:p>
          </table:table-cell>
          <table:table-cell office:value-type="float" office:value="54504" table:style-name="ce8">
            <text:p>54.504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7615" table:style-name="ce8">
            <text:p>17.615</text:p>
          </table:table-cell>
          <table:table-cell office:value-type="float" office:value="600" table:style-name="ce8">
            <text:p>600</text:p>
          </table:table-cell>
          <table:table-cell office:value-type="float" office:value="1300" table:style-name="ce8">
            <text:p>1.300</text:p>
          </table:table-cell>
          <table:table-cell office:value-type="float" office:value="19515" table:style-name="ce8">
            <text:p>19.515</text:p>
          </table:table-cell>
          <table:table-cell office:value-type="float" office:value="18324" table:style-name="ce8">
            <text:p>18.324</text:p>
          </table:table-cell>
          <table:table-cell office:value-type="percentage" office:value="0.9389700230591852" table:style-name="ce12">
            <text:p>93,9%</text:p>
          </table:table-cell>
          <table:table-cell office:value-type="float" office:value="7777" table:style-name="ce8">
            <text:p>7.777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280725" table:style-name="ce8">
            <text:p>280.725</text:p>
          </table:table-cell>
          <table:table-cell office:value-type="float" office:value="11600" table:style-name="ce8">
            <text:p>11.600</text:p>
          </table:table-cell>
          <table:table-cell office:value-type="float" office:value="27700" table:style-name="ce8">
            <text:p>27.700</text:p>
          </table:table-cell>
          <table:table-cell office:value-type="float" office:value="320025" table:style-name="ce8">
            <text:p>320.025</text:p>
          </table:table-cell>
          <table:table-cell office:value-type="float" office:value="282690" table:style-name="ce8">
            <text:p>282.690</text:p>
          </table:table-cell>
          <table:table-cell office:value-type="percentage" office:value="0.88333723927818142" table:style-name="ce12">
            <text:p>88,3%</text:p>
          </table:table-cell>
          <table:table-cell office:value-type="float" office:value="102204" table:style-name="ce8">
            <text:p>102.204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73265" table:style-name="ce8">
            <text:p>73.265</text:p>
          </table:table-cell>
          <table:table-cell office:value-type="float" office:value="3000" table:style-name="ce8">
            <text:p>3.000</text:p>
          </table:table-cell>
          <table:table-cell office:value-type="float" office:value="6200" table:style-name="ce8">
            <text:p>6.200</text:p>
          </table:table-cell>
          <table:table-cell office:value-type="float" office:value="82465" table:style-name="ce8">
            <text:p>82.465</text:p>
          </table:table-cell>
          <table:table-cell office:value-type="float" office:value="77602" table:style-name="ce8">
            <text:p>77.602</text:p>
          </table:table-cell>
          <table:table-cell office:value-type="percentage" office:value="0.94102952767840897" table:style-name="ce12">
            <text:p>94,1%</text:p>
          </table:table-cell>
          <table:table-cell office:value-type="float" office:value="25944" table:style-name="ce8">
            <text:p>25.944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33495" table:style-name="ce8">
            <text:p>33.495</text:p>
          </table:table-cell>
          <table:table-cell office:value-type="float" office:value="1300" table:style-name="ce8">
            <text:p>1.300</text:p>
          </table:table-cell>
          <table:table-cell office:value-type="float" office:value="2700" table:style-name="ce8">
            <text:p>2.700</text:p>
          </table:table-cell>
          <table:table-cell office:value-type="float" office:value="37495" table:style-name="ce8">
            <text:p>37.495</text:p>
          </table:table-cell>
          <table:table-cell office:value-type="float" office:value="35585" table:style-name="ce8">
            <text:p>35.585</text:p>
          </table:table-cell>
          <table:table-cell office:value-type="percentage" office:value="0.94905987464995334" table:style-name="ce12">
            <text:p>94,9%</text:p>
          </table:table-cell>
          <table:table-cell office:value-type="float" office:value="12509" table:style-name="ce8">
            <text:p>12.509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91080" table:style-name="ce8">
            <text:p>91.080</text:p>
          </table:table-cell>
          <table:table-cell office:value-type="float" office:value="3600" table:style-name="ce8">
            <text:p>3.600</text:p>
          </table:table-cell>
          <table:table-cell office:value-type="float" office:value="9100" table:style-name="ce8">
            <text:p>9.100</text:p>
          </table:table-cell>
          <table:table-cell office:value-type="float" office:value="103780" table:style-name="ce8">
            <text:p>103.780</text:p>
          </table:table-cell>
          <table:table-cell office:value-type="float" office:value="75634" table:style-name="ce8">
            <text:p>75.634</text:p>
          </table:table-cell>
          <table:table-cell office:value-type="percentage" office:value="0.72879167469647332" table:style-name="ce12">
            <text:p>72,9%</text:p>
          </table:table-cell>
          <table:table-cell office:value-type="float" office:value="26299" table:style-name="ce8">
            <text:p>26.299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400" table:style-name="ce8">
            <text:p>400</text:p>
          </table:table-cell>
          <table:table-cell office:value-type="float" office:value="2580" table:style-name="ce8">
            <text:p>2.580</text:p>
          </table:table-cell>
          <table:table-cell office:value-type="float" office:value="2218" table:style-name="ce8">
            <text:p>2.218</text:p>
          </table:table-cell>
          <table:table-cell office:value-type="percentage" office:value="0.85968992248062015" table:style-name="ce12">
            <text:p>86,0%</text:p>
          </table:table-cell>
          <table:table-cell office:value-type="float" office:value="964" table:style-name="ce8">
            <text:p>964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400" table:style-name="ce8">
            <text:p>400</text:p>
          </table:table-cell>
          <table:table-cell office:value-type="float" office:value="2580" table:style-name="ce8">
            <text:p>2.580</text:p>
          </table:table-cell>
          <table:table-cell office:value-type="float" office:value="2399" table:style-name="ce8">
            <text:p>2.399</text:p>
          </table:table-cell>
          <table:table-cell office:value-type="percentage" office:value="0.92984496124031013" table:style-name="ce12">
            <text:p>93,0%</text:p>
          </table:table-cell>
          <table:table-cell office:value-type="float" office:value="1080" table:style-name="ce8">
            <text:p>1.080</text:p>
          </table:table-cell>
          <table:table-cell office:value-type="date" office:date-value="2021-02-08T00:00:00" table:style-name="ce16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2131155" table:style-name="ce10">
            <text:p>2.131.155</text:p>
          </table:table-cell>
          <table:table-cell office:value-type="float" office:value="87600" table:style-name="ce10">
            <text:p>87.600</text:p>
          </table:table-cell>
          <table:table-cell office:value-type="float" office:value="193800" table:style-name="ce10">
            <text:p>193.800</text:p>
          </table:table-cell>
          <table:table-cell office:value-type="float" office:value="2412555" table:style-name="ce10">
            <text:p>2.412.555</text:p>
          </table:table-cell>
          <table:table-cell office:value-type="float" office:value="2167241" table:style-name="ce10">
            <text:p>2.167.241</text:p>
          </table:table-cell>
          <table:table-cell office:value-type="percentage" office:value="0.89831775855887219" table:style-name="ce13">
            <text:p>89,8%</text:p>
          </table:table-cell>
          <table:table-cell office:value-type="float" office:value="838782" table:style-name="ce10">
            <text:p>838.782</text:p>
          </table:table-cell>
          <table:table-cell table:style-name="ce17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2-09T15:00:44Z</dc:date>
  </office:meta>
</office:document-meta>
</file>